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8cm" svg:stroke-color="#729fcf" draw:marker-start-width="0.242cm" draw:marker-end-width="0.242cm" draw:fill="solid" draw:fill-color="#dee6ef" draw:opacity="100%" fo:min-height="2.297cm" fo:padding-top="0.139cm" fo:padding-bottom="0.139cm" fo:padding-left="0.264cm" fo:padding-right="0.264cm" draw:shadow="hidden"/>
    </style:style>
    <style:style style:name="gr2" style:family="graphic" style:parent-style-name="standard">
      <style:graphic-properties draw:stroke="dash" draw:stroke-dash="Ultrafine_20_Dashed" svg:stroke-width="0.028cm" svg:stroke-color="#729fcf" draw:marker-start-width="0.242cm" draw:marker-end-width="0.242cm" draw:fill="solid" draw:fill-color="#dee6ef" draw:opacity="100%" fo:min-height="0.708cm" fo:padding-top="0.139cm" fo:padding-bottom="0.139cm" fo:padding-left="0.264cm" fo:padding-right="0.264cm" draw:shadow="hidden"/>
    </style:style>
    <style:style style:name="gr3" style:family="graphic" style:parent-style-name="standard">
      <style:graphic-properties draw:stroke="solid" svg:stroke-color="#069a2e" draw:fill="solid" draw:fill-color="#afd095" draw:opacity="100%" fo:min-height="0.893cm" draw:shadow="hidden"/>
    </style:style>
    <style:style style:name="gr4" style:family="graphic" style:parent-style-name="standard">
      <style:graphic-properties draw:stroke="solid" svg:stroke-color="#ed4c05" draw:fill="solid" draw:fill-color="#ffaa95" draw:opacity="100%" fo:min-height="1.528cm" draw:shadow="hidden"/>
    </style:style>
    <style:style style:name="gr5" style:family="graphic" style:parent-style-name="objectwithoutfill">
      <style:graphic-properties svg:stroke-width="0.212cm" svg:stroke-color="#000000" draw:marker-start-width="0.518cm" draw:marker-end="Arrow" draw:marker-end-width="0.618cm" draw:fill="solid" draw:opacity="100%" draw:textarea-vertical-align="middle" fo:padding-top="0.231cm" fo:padding-bottom="0.231cm" fo:padding-left="0.356cm" fo:padding-right="0.356cm" draw:shadow="hidden"/>
    </style:style>
    <style:style style:name="gr6" style:family="graphic" style:parent-style-name="standard">
      <style:graphic-properties draw:stroke="solid" svg:stroke-color="#e8a202" draw:fill="solid" draw:fill-color="#ffe994" draw:opacity="100%" fo:min-height="3.639cm" draw:shadow="hidden"/>
    </style:style>
    <style:style style:name="gr7" style:family="graphic" style:parent-style-name="standard">
      <style:graphic-properties draw:stroke="solid" svg:stroke-color="#127622" draw:fill="solid" draw:fill-color="#afd095" draw:opacity="100%" fo:min-height="1.523cm" draw:shadow="hidden"/>
    </style:style>
    <style:style style:name="gr8" style:family="graphic" style:parent-style-name="standard">
      <style:graphic-properties draw:stroke="dash" draw:stroke-dash="Ultrafine_20_Dashed" svg:stroke-color="#355269" draw:fill-color="#dee6ef" draw:opacity="100%" draw:textarea-horizontal-align="justify" draw:textarea-vertical-align="middle" draw:auto-grow-height="false" fo:min-height="0.385cm" fo:min-width="1.786cm" draw:shadow="hidden"/>
    </style:style>
    <style:style style:name="gr9" style:family="graphic" style:parent-style-name="standard">
      <style:graphic-properties draw:stroke="none" svg:stroke-color="#000000" draw:fill="none" draw:fill-color="#ffffff" fo:min-height="0.655cm"/>
    </style:style>
    <style:style style:name="gr10" style:family="graphic" style:parent-style-name="standard">
      <style:graphic-properties svg:stroke-color="#127622" draw:fill-color="#afd095" draw:opacity="100%" draw:textarea-horizontal-align="justify" draw:textarea-vertical-align="middle" draw:auto-grow-height="false" fo:min-height="0.385cm" fo:min-width="1.886cm" draw:shadow="hidden"/>
    </style:style>
    <style:style style:name="gr11" style:family="graphic" style:parent-style-name="standard">
      <style:graphic-properties draw:stroke="none" svg:stroke-color="#000000" draw:fill="none" draw:fill-color="#ffffff" fo:min-height="2.676cm"/>
    </style:style>
    <style:style style:name="gr12" style:family="graphic" style:parent-style-name="standard">
      <style:graphic-properties svg:stroke-color="#c9211e" draw:fill-color="#ffa6a6" draw:opacity="100%" draw:textarea-horizontal-align="justify" draw:textarea-vertical-align="middle" draw:auto-grow-height="false" fo:min-height="0.385cm" fo:min-width="1.886cm" draw:shadow="hidden"/>
    </style:style>
    <style:style style:name="gr13" style:family="graphic" style:parent-style-name="standard">
      <style:graphic-properties draw:stroke="none" svg:stroke-color="#000000" draw:fill="none" draw:fill-color="#ffffff" draw:opacity="100%" fo:min-height="0.59cm" draw:shadow="hidden"/>
    </style:style>
    <style:style style:name="gr14" style:family="graphic" style:parent-style-name="standard">
      <style:graphic-properties draw:stroke="solid" svg:stroke-color="#069a2e" draw:fill="solid" draw:fill-color="#afd095" draw:opacity="100%" fo:min-height="0.802cm" draw:shadow="hidden"/>
    </style:style>
    <style:style style:name="gr15" style:family="graphic" style:parent-style-name="standard">
      <style:graphic-properties draw:stroke="solid" svg:stroke-color="#861141" draw:fill="solid" draw:fill-color="#ec9ba4" draw:opacity="100%" fo:min-height="0.708cm" draw:shadow="hidden"/>
    </style:style>
    <style:style style:name="gr16" style:family="graphic" style:parent-style-name="standard">
      <style:graphic-properties draw:stroke="solid" svg:stroke-color="#77bc65" draw:fill="solid" draw:fill-color="#afd095" draw:opacity="100%" fo:min-height="0.724cm" draw:shadow="hidden"/>
    </style:style>
    <style:style style:name="gr17" style:family="graphic" style:parent-style-name="standard">
      <style:graphic-properties draw:stroke="solid" svg:stroke-color="#355269" draw:fill="solid" draw:fill-color="#b4c7dc" draw:opacity="100%" fo:min-height="0.724cm" draw:shadow="hidden"/>
    </style:style>
    <style:style style:name="gr18" style:family="graphic" style:parent-style-name="standard">
      <style:graphic-properties draw:stroke="solid" svg:stroke-color="#861141" draw:fill="solid" draw:fill-color="#ec9ba4" draw:opacity="100%" fo:min-height="0.724cm" draw:shadow="hidden"/>
    </style:style>
    <style:style style:name="gr1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solid" svg:stroke-color="#dddddd" draw:fill="solid" draw:fill-color="#dddddd" draw:opacity="100%" fo:min-height="1.487cm" draw:shadow="hidden"/>
    </style:style>
    <style:style style:name="gr21" style:family="graphic" style:parent-style-name="standard">
      <style:graphic-properties draw:stroke="solid" svg:stroke-color="#bbe33d" draw:fill="solid" draw:fill-color="#bbe33d" draw:opacity="100%" fo:min-height="0.724cm" draw:shadow="hidden"/>
    </style:style>
    <style:style style:name="gr22" style:family="graphic" style:parent-style-name="standard">
      <style:graphic-properties draw:stroke="solid" svg:stroke-color="#dddddd" draw:fill="solid" draw:fill-color="#dddddd" draw:opacity="100%" fo:min-height="0.708cm" draw:shadow="hidden"/>
    </style:style>
    <style:style style:name="gr23" style:family="graphic" style:parent-style-name="objectwithoutfill">
      <style:graphic-properties svg:stroke-width="0.081cm" svg:stroke-color="#000000" draw:marker-start-width="0.321cm" draw:marker-end="Arrow" draw:marker-end-width="0.421cm" draw:fill="solid" draw:fill-color="#000000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Dashed" svg:stroke-color="#3465a4" draw:fill-color="#b4c7dc" draw:opacity="100%" draw:textarea-horizontal-align="justify" draw:textarea-vertical-align="middle" draw:auto-grow-height="false" fo:min-height="0.385cm" fo:min-width="1.786cm" draw:shadow="hidden"/>
    </style:style>
    <style:style style:name="gr25" style:family="graphic" style:parent-style-name="standard">
      <style:graphic-properties svg:stroke-color="#bbe33d" draw:fill-color="#dddddd" draw:opacity="100%" draw:textarea-horizontal-align="justify" draw:textarea-vertical-align="middle" draw:auto-grow-height="false" fo:min-height="0.385cm" fo:min-width="1.886cm" draw:shadow="hidden"/>
    </style:style>
    <style:style style:name="gr26" style:family="graphic" style:parent-style-name="standard">
      <style:graphic-properties draw:stroke="none" svg:stroke-color="#000000" draw:fill="none" draw:fill-color="#ffffff" fo:min-height="0.882cm"/>
    </style:style>
    <style:style style:name="gr27" style:family="graphic" style:parent-style-name="standard">
      <style:graphic-properties draw:stroke="none" svg:stroke-color="#000000" draw:fill="none" draw:fill-color="#ffffff" draw:opacity="100%" fo:min-height="0.749cm" draw:shadow="hidden"/>
    </style:style>
    <style:style style:name="gr28" style:family="graphic" style:parent-style-name="standard">
      <style:graphic-properties draw:stroke="none" svg:stroke-color="#000000" draw:fill="none" draw:fill-color="#ffffff" fo:min-height="0.59cm"/>
    </style:style>
    <style:style style:name="gr29" style:family="graphic" style:parent-style-name="standard">
      <style:graphic-properties svg:stroke-color="#bbe33d" draw:fill-color="#bbe33d" draw:opacity="100%" draw:textarea-horizontal-align="justify" draw:textarea-vertical-align="middle" draw:auto-grow-height="false" fo:min-height="0.385cm" fo:min-width="1.886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3" style:family="paragraph">
      <loext:graphic-properties draw:fill="solid" draw:fill-color="#dee6ef" draw:opacity="100%"/>
      <style:text-properties style:font-name="Comfortaa" fo:font-size="18pt" fo:font-weight="bold" style:font-weight-asian="bold" style:font-weight-complex="bold"/>
    </style:style>
    <style:style style:name="P4" style:family="paragraph">
      <loext:graphic-properties draw:fill="solid" draw:fill-color="#afd095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5" style:family="paragraph">
      <loext:graphic-properties draw:fill="solid" draw:fill-color="#ffaa95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6" style:family="paragraph">
      <loext:graphic-properties draw:fill="solid" draw:opacity="100%"/>
      <style:paragraph-properties fo:text-align="center"/>
    </style:style>
    <style:style style:name="P7" style:family="paragraph">
      <loext:graphic-properties draw:fill="solid" draw:fill-color="#ffe994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8" style:family="paragraph">
      <loext:graphic-properties draw:fill-color="#dee6ef" draw:opacity="100%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style:font-name="Comfortaa" fo:font-size="16pt" style:font-size-asian="16pt" style:font-size-complex="16pt"/>
    </style:style>
    <style:style style:name="P10" style:family="paragraph">
      <loext:graphic-properties draw:fill-color="#afd095" draw:opacity="100%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ffa6a6" draw:opacity="100%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ffffff" draw:opacity="100%"/>
      <style:text-properties style:font-name="Comfortaa" fo:font-size="16pt" style:font-size-asian="16pt" style:font-size-complex="16pt"/>
    </style:style>
    <style:style style:name="P13" style:family="paragraph">
      <loext:graphic-properties draw:fill="solid" draw:fill-color="#ec9ba4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4" style:family="paragraph">
      <loext:graphic-properties draw:fill="solid" draw:fill-color="#b4c7dc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dddddd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7" style:family="paragraph">
      <loext:graphic-properties draw:fill="solid" draw:fill-color="#bbe33d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-color="#b4c7dc" draw:opacity="100%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-color="#dddddd" draw:opacity="100%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-color="#bbe33d" draw:opacity="100%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Comfortaa" fo:font-size="18pt" fo:font-weight="bold" style:font-weight-asian="bold" style:font-weight-complex="bold"/>
    </style:style>
    <style:style style:name="T2" style:family="text">
      <style:text-properties style:font-name="Comfortaa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7.439cm" svg:height="2.575cm" svg:x="2.47cm" svg:y="5.27cm">
          <draw:text-box>
            <text:list text:style-name="L1">
              <text:list-item>
                <text:p text:style-name="P1"><text:span text:style-name="T1">Mod</text:span><text:span text:style-name="T1">el </text:span><text:span text:style-name="T1">par</text:span><text:span text:style-name="T1">ame</text:span><text:span text:style-name="T1">ters</text:span></text:p>
              </text:list-item>
              <text:list-item>
                <text:p text:style-name="P1"><text:span text:style-name="T1">Age</text:span><text:span text:style-name="T1">nt </text:span><text:span text:style-name="T1">obje</text:span><text:span text:style-name="T1">ct</text:span></text:p>
              </text:list-item>
              <text:list-item>
                <text:p text:style-name="P1"><text:span text:style-name="T1">Spa</text:span><text:span text:style-name="T1">ce </text:span><text:span text:style-name="T1">par</text:span><text:span text:style-name="T1">ame</text:span><text:span text:style-name="T1">ters</text:span></text:p>
              </text:list-item>
            </text:list>
          </draw:text-box>
        </draw:frame>
        <draw:frame draw:style-name="gr2" draw:text-style-name="P3" xml:id="id1" draw:id="id1" draw:layer="layout" svg:width="5.207cm" svg:height="0.986cm" svg:x="12.646cm" svg:y="5.27cm">
          <draw:text-box>
            <text:p><text:span text:style-name="T1">Step </text:span><text:span text:style-name="T1">functio</text:span><text:span text:style-name="T1">n</text:span></text:p>
          </draw:text-box>
        </draw:frame>
        <draw:frame draw:style-name="gr3" draw:text-style-name="P4" xml:id="id4" draw:id="id4" draw:layer="layout" svg:width="2.54cm" svg:height="1.143cm" svg:x="4.926cm" svg:y="12.843cm">
          <draw:text-box>
            <text:p text:style-name="P1"><text:span text:style-name="T1">step!</text:span></text:p>
          </draw:text-box>
        </draw:frame>
        <draw:frame draw:style-name="gr4" draw:text-style-name="P5" xml:id="id5" draw:id="id5" draw:layer="layout" svg:width="6.35cm" svg:height="1.778cm" svg:x="2.985cm" svg:y="20.725cm">
          <draw:text-box>
            <text:p text:style-name="P1"><text:span text:style-name="T1">Information and </text:span><text:span text:style-name="T1">visualization</text:span></text:p>
          </draw:text-box>
        </draw:frame>
        <draw:connector draw:style-name="gr5" draw:text-style-name="P6" draw:layer="layout" draw:type="curve" draw:line-skew="2.336cm" svg:x1="15.249cm" svg:y1="6.256cm" svg:x2="6.169cm" svg:y2="12.681cm" draw:start-shape="id1" draw:start-glue-point="2" svg:d="M15249 6256c0 8709-9080 5497-9080 6425" svg:viewBox="0 0 9081 6426">
          <text:p/>
        </draw:connector>
        <draw:connector draw:style-name="gr5" draw:text-style-name="P6" draw:layer="layout" draw:type="curve" svg:x1="6.189cm" svg:y1="7.845cm" svg:x2="6.203cm" svg:y2="9.396cm" draw:start-shape="id2" draw:start-glue-point="2" draw:end-shape="id3" draw:end-glue-point="0" svg:d="M6189 7845c0 1173 14 398 14 1551" svg:viewBox="0 0 15 1552">
          <text:p/>
        </draw:connector>
        <draw:connector draw:style-name="gr5" draw:text-style-name="P6" draw:layer="layout" draw:type="curve" svg:x1="6.203cm" svg:y1="11.169cm" svg:x2="6.196cm" svg:y2="12.843cm" draw:start-shape="id3" draw:start-glue-point="2" draw:end-shape="id4" draw:end-glue-point="0" svg:d="M6203 11169c0 1255-7 419-7 1674" svg:viewBox="0 0 8 1675">
          <text:p/>
        </draw:connector>
        <draw:connector draw:style-name="gr5" draw:text-style-name="P6" draw:layer="layout" draw:type="curve" svg:x1="6.196cm" svg:y1="13.986cm" svg:x2="6.16cm" svg:y2="20.725cm" draw:start-shape="id4" draw:start-glue-point="2" draw:end-shape="id5" draw:end-glue-point="0" svg:d="M6196 13986c0 5055-36 1686-36 6739" svg:viewBox="0 0 37 6740">
          <text:p/>
        </draw:connector>
        <draw:frame draw:style-name="gr6" draw:text-style-name="P7" draw:layer="layout" svg:width="9.167cm" svg:height="3.889cm" svg:x="1.623cm" svg:y="14.71cm">
          <draw:text-box>
            <text:list text:style-name="L1">
              <text:list-item>
                <text:p text:style-name="P1"><text:span text:style-name="T1">Runs simulations</text:span></text:p>
              </text:list-item>
              <text:list-item>
                <text:p text:style-name="P1"><text:span text:style-name="T1">Scans parameter space</text:span></text:p>
              </text:list-item>
              <text:list-item>
                <text:p text:style-name="P1"><text:span text:style-name="T1">Adds replicates</text:span></text:p>
              </text:list-item>
              <text:list-item>
                <text:p text:style-name="P1"><text:span text:style-name="T1">Runs in parallel</text:span></text:p>
              </text:list-item>
              <text:list-item>
                <text:p text:style-name="P1"><text:span text:style-name="T1">Collects data</text:span></text:p>
              </text:list-item>
            </text:list>
          </draw:text-box>
        </draw:frame>
        <draw:frame draw:style-name="gr7" draw:text-style-name="P4" xml:id="id3" draw:id="id3" draw:layer="layout" svg:width="7.281cm" svg:height="1.773cm" svg:x="2.563cm" svg:y="9.396cm">
          <draw:text-box>
            <text:list text:style-name="L1">
              <text:list-item>
                <text:p text:style-name="P1"><text:span text:style-name="T1">AgentBasedModel</text:span></text:p>
              </text:list-item>
              <text:list-item>
                <text:p text:style-name="P1"><text:span text:style-name="T1">Space</text:span></text:p>
              </text:list-item>
            </text:list>
          </draw:text-box>
        </draw:frame>
        <draw:custom-shape draw:style-name="gr8" draw:text-style-name="P8" draw:layer="layout" svg:width="2.286cm" svg:height="0.635cm" svg:x="13.421cm" svg:y="16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831cm" svg:height="0.905cm" svg:x="15.689cm" svg:y="15.86cm">
          <draw:text-box>
            <text:p><text:span text:style-name="T2">User input</text:span></text:p>
          </draw:text-box>
        </draw:frame>
        <draw:custom-shape draw:style-name="gr10" draw:text-style-name="P10" draw:layer="layout" svg:width="2.386cm" svg:height="0.635cm" svg:x="13.378cm" svg:y="16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3.449cm" svg:height="2.926cm" svg:x="15.69cm" svg:y="16.76cm">
          <draw:text-box>
            <text:p><text:span text:style-name="T2">Agents.jl objects and functions</text:span></text:p>
          </draw:text-box>
        </draw:frame>
        <draw:custom-shape draw:style-name="gr12" draw:text-style-name="P11" draw:layer="layout" svg:width="2.386cm" svg:height="0.635cm" svg:x="13.378cm" svg:y="19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3.175cm" svg:height="0.84cm" svg:x="15.69cm" svg:y="19.56cm">
          <draw:text-box>
            <text:p><text:span text:style-name="T2">Output</text:span></text:p>
          </draw:text-box>
        </draw:frame>
      </draw:page>
      <draw:page draw:name="page2" draw:style-name="dp1" draw:master-page-name="Default">
        <draw:frame draw:style-name="gr14" draw:text-style-name="P4" xml:id="id6" draw:id="id6" draw:layer="layout" svg:width="6.63cm" svg:height="1.052cm" svg:x="6.334cm" svg:y="3.658cm">
          <draw:text-box>
            <text:p text:style-name="P1"><text:span text:style-name="T1">AgentBasedModel</text:span></text:p>
          </draw:text-box>
        </draw:frame>
        <draw:frame draw:style-name="gr15" draw:text-style-name="P13" xml:id="id8" draw:id="id8" draw:layer="layout" svg:width="2.97cm" svg:height="0.958cm" svg:x="6.266cm" svg:y="6.459cm">
          <draw:text-box>
            <text:p text:style-name="P1"><text:span text:style-name="T1">agents</text:span></text:p>
          </draw:text-box>
        </draw:frame>
        <draw:frame draw:style-name="gr16" draw:text-style-name="P4" xml:id="id10" draw:id="id10" draw:layer="layout" svg:width="2.611cm" svg:height="0.974cm" svg:x="15.067cm" svg:y="6.46cm">
          <draw:text-box>
            <text:p text:style-name="P1"><text:span text:style-name="T1">space</text:span></text:p>
          </draw:text-box>
        </draw:frame>
        <draw:frame draw:style-name="gr17" draw:text-style-name="P14" xml:id="id9" draw:id="id9" draw:layer="layout" svg:width="3.816cm" svg:height="0.974cm" svg:x="10.068cm" svg:y="6.46cm">
          <draw:text-box>
            <text:p text:style-name="P1"><text:span text:style-name="T1">scheduler</text:span></text:p>
          </draw:text-box>
        </draw:frame>
        <draw:frame draw:style-name="gr18" draw:text-style-name="P13" xml:id="id7" draw:id="id7" draw:layer="layout" svg:width="4.105cm" svg:height="0.974cm" svg:x="1.067cm" svg:y="6.46cm">
          <draw:text-box>
            <text:p text:style-name="P1"><text:span text:style-name="T1">properties</text:span></text:p>
          </draw:text-box>
        </draw:frame>
        <draw:connector draw:style-name="gr19" draw:text-style-name="P15" draw:layer="layout" draw:type="curve" svg:x1="9.649cm" svg:y1="4.71cm" svg:x2="3.119cm" svg:y2="6.46cm" draw:start-shape="id6" draw:start-glue-point="2" draw:end-shape="id7" draw:end-glue-point="0" svg:d="M9649 4710c0 1312-6530 438-6530 1750" svg:viewBox="0 0 6531 1751">
          <text:p/>
        </draw:connector>
        <draw:connector draw:style-name="gr19" draw:text-style-name="P15" draw:layer="layout" draw:type="curve" svg:x1="9.649cm" svg:y1="4.71cm" svg:x2="7.751cm" svg:y2="6.459cm" draw:start-shape="id6" draw:start-glue-point="2" draw:end-shape="id8" draw:end-glue-point="0" svg:d="M9649 4710c0 1312-1898 438-1898 1749" svg:viewBox="0 0 1899 1750">
          <text:p/>
        </draw:connector>
        <draw:connector draw:style-name="gr19" draw:text-style-name="P15" draw:layer="layout" draw:type="curve" svg:x1="9.649cm" svg:y1="4.71cm" svg:x2="11.976cm" svg:y2="6.46cm" draw:start-shape="id6" draw:start-glue-point="2" draw:end-shape="id9" draw:end-glue-point="0" svg:d="M9649 4710c0 1312 2327 438 2327 1750" svg:viewBox="0 0 2328 1751">
          <text:p/>
        </draw:connector>
        <draw:connector draw:style-name="gr19" draw:text-style-name="P15" draw:layer="layout" draw:type="curve" svg:x1="9.649cm" svg:y1="4.71cm" svg:x2="16.372cm" svg:y2="6.46cm" draw:start-shape="id6" draw:start-glue-point="2" draw:end-shape="id10" svg:d="M9649 4710c0 1312 6723 438 6723 1750" svg:viewBox="0 0 6724 1751">
          <text:p/>
        </draw:connector>
        <draw:frame draw:style-name="gr20" draw:text-style-name="P16" xml:id="id13" draw:id="id13" draw:layer="layout" svg:width="4.064cm" svg:height="1.737cm" svg:x="5.172cm" svg:y="9.634cm">
          <draw:text-box>
            <text:p text:style-name="P1"><text:span text:style-name="T1">Agent </text:span><text:span text:style-name="T1"><text:line-break/></text:span><text:span text:style-name="T1">positions</text:span></text:p>
          </draw:text-box>
        </draw:frame>
        <draw:frame draw:style-name="gr21" draw:text-style-name="P17" xml:id="id11" draw:id="id11" draw:layer="layout" svg:width="2.611cm" svg:height="0.974cm" svg:x="15.067cm" svg:y="9.661cm">
          <draw:text-box>
            <text:p text:style-name="P1"><text:span text:style-name="T1">graph</text:span></text:p>
          </draw:text-box>
        </draw:frame>
        <draw:frame draw:style-name="gr22" draw:text-style-name="P16" xml:id="id12" draw:id="id12" draw:layer="layout" svg:width="4.445cm" svg:height="0.958cm" svg:x="9.817cm" svg:y="9.661cm">
          <draw:text-box>
            <text:p text:style-name="P1"><text:span text:style-name="T1">dimensions</text:span></text:p>
          </draw:text-box>
        </draw:frame>
        <draw:connector draw:style-name="gr23" draw:text-style-name="P18" draw:layer="layout" draw:type="curve" svg:x1="16.372cm" svg:y1="7.434cm" svg:x2="16.372cm" svg:y2="9.661cm" draw:start-shape="id10" draw:start-glue-point="2" draw:end-shape="id11" draw:end-glue-point="0" svg:d="M16372 7434v2227" svg:viewBox="0 0 1 2228">
          <text:p/>
        </draw:connector>
        <draw:connector draw:style-name="gr23" draw:text-style-name="P18" draw:layer="layout" draw:type="curve" svg:x1="16.372cm" svg:y1="7.434cm" svg:x2="12.039cm" svg:y2="9.661cm" draw:start-shape="id10" draw:start-glue-point="2" draw:end-shape="id12" draw:end-glue-point="0" svg:d="M16372 7434c0 1671-4333 558-4333 2227" svg:viewBox="0 0 4334 2228">
          <text:p/>
        </draw:connector>
        <draw:connector draw:style-name="gr23" draw:text-style-name="P18" draw:layer="layout" draw:type="curve" svg:x1="16.372cm" svg:y1="7.434cm" svg:x2="7.204cm" svg:y2="9.634cm" draw:start-shape="id10" draw:start-glue-point="2" draw:end-shape="id13" draw:end-glue-point="0" svg:d="M16372 7434c0 1650-9168 550-9168 2200" svg:viewBox="0 0 9169 2201">
          <text:p/>
        </draw:connector>
        <draw:custom-shape draw:style-name="gr24" draw:text-style-name="P19" draw:layer="layout" svg:width="2.286cm" svg:height="0.635cm" svg:x="14.121cm" svg:y="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2.386cm" svg:height="0.635cm" svg:x="14.078cm" svg:y="4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9" draw:layer="layout" svg:width="4.236cm" svg:height="1.132cm" svg:x="16.39cm" svg:y="4.059cm">
          <draw:text-box>
            <text:p><text:span text:style-name="T2">Array/Tuple</text:span></text:p>
          </draw:text-box>
        </draw:frame>
        <draw:custom-shape draw:style-name="gr12" draw:text-style-name="P11" draw:layer="layout" svg:width="2.386cm" svg:height="0.635cm" svg:x="14.078cm" svg:y="1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2" draw:layer="layout" svg:width="3.601cm" svg:height="0.999cm" svg:x="16.39cm" svg:y="1.659cm">
          <draw:text-box>
            <text:p><text:span text:style-name="T2">Dictionary</text:span></text:p>
          </draw:text-box>
        </draw:frame>
        <draw:frame draw:style-name="gr28" draw:text-style-name="P9" draw:layer="layout" svg:width="3.601cm" svg:height="0.84cm" svg:x="16.39cm" svg:y="2.459cm">
          <draw:text-box>
            <text:p><text:span text:style-name="T2">Function</text:span></text:p>
          </draw:text-box>
        </draw:frame>
        <draw:custom-shape draw:style-name="gr29" draw:text-style-name="P21" draw:layer="layout" svg:width="2.386cm" svg:height="0.635cm" svg:x="14.078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9" draw:layer="layout" svg:width="4.236cm" svg:height="1.132cm" svg:x="16.39cm" svg:y="3.259cm">
          <draw:text-box>
            <text:p><text:span text:style-name="T2">SimpleGrap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1T15:22:46.810607626</meta:creation-date>
    <dc:date>2019-11-30T20:41:34.252775792</dc:date>
    <meta:editing-duration>PT7M6S</meta:editing-duration>
    <meta:editing-cycles>4</meta:editing-cycles>
    <meta:generator>LibreOffice/6.3.3.2$Linux_X86_64 LibreOffice_project/30$Build-2</meta:generator>
    <meta:document-statistic meta:object-count="39"/>
  </office:meta>
</office:document-meta>
</file>